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3" svg:font-family="'Wingdings 3'"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font-name="Wingdings 3" style:font-name-asian="Wingdings 3" style:font-name-complex="Wingdings 3"/>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weight="bold" style:font-name-asian="Wingdings 3" style:font-weight-asian="bold" style:font-name-complex="Wingdings 3" style:font-weight-complex="bold"/>
    </style:style>
    <style:style style:name="T8" style:family="text">
      <style:text-properties style:font-name="Times New Roman" style:text-underline-style="solid" style:text-underline-width="auto" style:text-underline-color="font-color" fo:font-weight="bold" style:font-name-asian="Wingdings 3" style:font-weight-asian="bold" style:font-name-complex="Wingdings 3" style:font-weight-complex="bold"/>
    </style:style>
    <style:style style:name="T9" style:family="text">
      <style:text-properties style:font-name="Times New Roman" style:text-underline-style="none" fo:font-weight="normal" style:font-name-asian="Wingdings 3" style:font-weight-asian="normal" style:font-name-complex="Wingdings 3"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ponemos que el nombre de la tabla dada es <text:span text:style-name="T1">Intervencion</text:span><text:span text:style-name="T2">.</text:span></text:p>
      <text:p text:style-name="Standard"><text:span text:style-name="T2">Observando los datos <text:s/>podemos apreciar que la combinación de los atributos Nss y Nºexp identifican de forma única cada fila de la tabla por lo que podemos decir que la clave primaria está formada por estos dos atributos. Tenemos por tanto la tabla:</text:span></text:p>
      <text:p text:style-name="P1"><text:span text:style-name="T2"/></text:p>
      <text:p text:style-name="Standard"><text:span text:style-name="T1">Intervencion</text:span><text:span text:style-name="T2">(</text:span><text:span text:style-name="T3">Nss</text:span><text:span text:style-name="T2">, Nombre, Apellidos, Salario, telefonos, </text:span><text:span text:style-name="T3">Nºexp</text:span><text:span text:style-name="T2">, Nom_exp, Fec_exp, puesto)</text:span></text:p>
      <text:p text:style-name="Standard"><text:span text:style-name="T2"/></text:p>
      <text:p text:style-name="Standard"><text:span text:style-name="T2">Esta tabla no está en 1FN pues el atributo telefonos no es atómico. Para solucionar esto, sacamos de la tabla este atributo y creamos una nueva tabla Telefonos con los atributos Nss y telefono ya que el atributo telefono depende funcionalmente de Nss. Tenemos de este modo las tablas:</text:span></text:p>
      <text:p text:style-name="Standard"><text:span text:style-name="T2"/></text:p>
      <text:p text:style-name="P3"><text:span text:style-name="T1">Intervencion</text:span><text:span text:style-name="T2">(</text:span><text:span text:style-name="T3">Nss</text:span><text:span text:style-name="T2">, Nombre, Apellidos, Salario, </text:span><text:span text:style-name="T3">Nºexp</text:span><text:span text:style-name="T2">, Nom_exp, Fec_exp, puesto)</text:span></text:p>
      <text:p text:style-name="P3"><text:span text:style-name="T1">Telefonos</text:span>(<text:span text:style-name="T3">Nss</text:span>, <text:span text:style-name="T3">telefono</text:span>)</text:p>
      <text:p text:style-name="P3"/>
      <text:p text:style-name="P3">Veamos las dependencias funcionales en la tabla Intervencion:</text:p>
      <text:p text:style-name="P3">Nombre, Apellidos y Salario solo dependen de Nss según se observa en la tabla</text:p>
      <text:p text:style-name="P4">D1: Nss <text:span text:style-name="T4"></text:span><text:span text:style-name="T5">Nombre, Apellidos, Salario</text:span></text:p>
      <text:p text:style-name="P3"><text:span text:style-name="T5">Igualmente, observando la tabla podemos ver que Nom_exp y Fec_exp solo dependen de Nºexp</text:span></text:p>
      <text:p text:style-name="P4"><text:span text:style-name="T5">D2: Nºexp </text:span><text:span text:style-name="T4"></text:span><text:span text:style-name="T6">Nom_exp, Fec_exp</text:span></text:p>
      <text:p text:style-name="P3"><text:span text:style-name="T6">Y tanto de la observación de la tabla como del enunciado del problema vemos la dependencia,</text:span></text:p>
      <text:p text:style-name="P4"><text:span text:style-name="T6">D3: Nss, Nºexp </text:span><text:span text:style-name="T4"></text:span><text:span text:style-name="T6">puesto </text:span></text:p>
      <text:p text:style-name="P3"><text:span text:style-name="T6"/></text:p>
      <text:p text:style-name="P3"><text:span text:style-name="T6">De las dependencias D1 y D2 deducimos que la tabla Intervencion no se encuentra en 2FN puesto que los implicados de cada dependencia no dependen de la totalidad de la clave primaria de la tabla.</text:span></text:p>
      <text:p text:style-name="P3"><text:span text:style-name="T6">Para solventar esta situación sacamos de la tabla los implicados de cada dependencia creando con ellos y con su determinante una nueva tabla.</text:span></text:p>
      <text:p text:style-name="P3"><text:span text:style-name="T6">Tenemos por tanto las tablas:</text:span></text:p>
      <text:p text:style-name="P3"><text:span text:style-name="T6"/></text:p>
      <text:p text:style-name="P3"><text:span text:style-name="T7">Intervencion</text:span><text:span text:style-name="T6">(</text:span><text:span text:style-name="T8">Nss</text:span><text:span text:style-name="T6">, </text:span><text:span text:style-name="T8">Nºexp</text:span><text:span text:style-name="T6">, puesto)</text:span></text:p>
      <text:p text:style-name="P3"><text:span text:style-name="T7">Trabajador</text:span><text:span text:style-name="T6">(</text:span><text:span text:style-name="T8">Nss</text:span><text:span text:style-name="T6">, </text:span><text:span text:style-name="T9">Nombre</text:span><text:span text:style-name="T6">, Apellidos, Salario)</text:span></text:p>
      <text:p text:style-name="P3"><text:span text:style-name="T7">Expediente</text:span><text:span text:style-name="T6">(</text:span><text:span text:style-name="T8">Nºexp</text:span><text:span text:style-name="T6">, Nom_exp, Fec_exp)</text:span></text:p>
      <text:p text:style-name="P3"><text:span text:style-name="T7">Telefonos</text:span><text:span text:style-name="T6">(</text:span><text:span text:style-name="T8">Nss</text:span><text:span text:style-name="T6">, </text:span><text:span text:style-name="T8">telefono</text:span><text:span text:style-name="T6">)</text:span></text:p>
      <text:p text:style-name="P3"><text:span text:style-name="T6"/></text:p>
      <text:p text:style-name="P3"><text:span text:style-name="T6">La tablas Trabajador y Expediente tienen claves primarias simples por lo tanto ambas tablas están en 2FN. La tabla Telefonos no tiene atributos primos, por tanto también está en 2FN. Observamos que en la tabla Intervencion el atributo puesto no puede depender solo de Nss ya que tendremos tuplas en las que para un mismo Nss el atributo puesto sea diferente y de igual modo tendremos tuplas en las que para un mismo Nºexp el atributo puesto es diferente. Por tanto la tabla <text:s/>Intervencion también está en 2FN.</text:span></text:p>
      <text:p text:style-name="P3"><text:span text:style-name="T6"/></text:p>
      <text:p text:style-name="P3"><text:span text:style-name="T6">En ninguna de las tablas se observan dependencias transitivas, por tanto las cuatro tablas se encuentran en 3FN</text:span></text:p>
      <text:p text:style-name="Standard"/>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3" svg:font-family="'Wingdings 3'"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rnando Arnedo Ayensa</meta:initial-creator>
    <meta:creation-date>2010-12-19T20:54:12.42</meta:creation-date>
    <meta:generator>OpenOffice.org/3.1$Win32 OpenOffice.org_project/310m11$Build-9399</meta:generator>
    <meta:document-statistic meta:table-count="0" meta:image-count="0" meta:object-count="0" meta:page-count="1" meta:paragraph-count="22" meta:word-count="370" meta:character-count="2299"/>
    <dc:date>2010-12-19T22:09:26.65</dc:date>
    <dc:creator>Fernando Arnedo Ayensa</dc:creator>
    <meta:editing-duration>PT01H15M22S</meta:editing-duration>
    <meta:editing-cycles>1</meta:editing-cycles>
  </office:meta>
</office:document-meta>
</file>